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Roman-Ivas/meeting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3-06-23T21:51:43.72400000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38" meta:non-whitespace-character-count="38"/>
  </office:meta>
</office:document-meta>
</file>